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4270412368387858464"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7974784535845113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779840208038326040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40234191259009405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6881894521438548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2346437410223541912"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9022164979959814916"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139083992064449577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2359573" text:continue-list="list9022164979959814916"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707315832091826696"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236759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234844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2360527"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2372199"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2343387"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8396690835448624680"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18793950423742"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989862012338991689"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2371071"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976271932686047359"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31015741538674591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448723416588838867" text:style-name="L15">
        <text:list-item>
          <text:list>
            <text:list-header>
              <text:p text:style-name="P170">1.5 miles averaging about 9:40/mile and rest 1 min</text:p>
            </text:list-header>
          </text:list>
        </text:list-item>
      </text:list>
      <text:p text:style-name="P23">1 mile in 8:26 and rest 2 min</text:p>
      <text:list xml:id="list8414093261543886211"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62117195197779008"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2372317"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503558868219483300"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513640490147425982"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719769464116598201"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2344305" text:continue-list="list1513640490147425982" text:style-name="L19">
        <text:list-item>
          <text:list>
            <text:list-header>
              <text:p text:style-name="P174">(Pace*HR)=1240</text:p>
            </text:list-header>
          </text:list>
        </text:list-item>
      </text:list>
      <text:list xml:id="list42358127" text:continue-list="list1503558868219483300" text:style-name="L18">
        <text:list-item>
          <text:list>
            <text:list-header>
              <text:p text:style-name="P173">2 miles at 10:46/mile Ave HR= 121 bpm and rest a few minutes</text:p>
            </text:list-header>
          </text:list>
        </text:list-item>
      </text:list>
      <text:list xml:id="list42350645" text:continue-list="list42344305"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235873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205461794252445"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621616757680132051"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1737370555611399750"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3172970412575163122"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427815062437927177"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202824288288167584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2360499"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2344752"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98710055492324355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33257061870658769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448620785518849742"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3T22:11:17.53</dc:date>
    <dc:creator>James Lombardi</dc:creator>
    <meta:editing-duration>P19DT23M33S</meta:editing-duration>
    <meta:editing-cycles>1479</meta:editing-cycles>
    <meta:generator>OpenOffice/4.1.2$Win32 OpenOffice.org_project/412m3$Build-9782</meta:generator>
    <meta:document-statistic meta:table-count="0" meta:image-count="9" meta:object-count="0" meta:page-count="155" meta:paragraph-count="4431" meta:word-count="48468" meta:character-count="249055"/>
  </office:meta>
</office:document-meta>
</file>